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1.5cm" svg:y="1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cm" svg:y="1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4.5cm" svg:y="1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6cm" svg:y="1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5cm" svg:y="1.5cm">
          <text:p text:style-name="P1">2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5cm" svg:height="1.25cm" svg:x="1.5cm" svg:y="3.5cm">
          <draw:text-box>
            <text:p text:style-name="P1">Prediction Window</text:p>
          </draw:text-box>
        </draw:frame>
        <draw:custom-shape draw:style-name="gr1" draw:text-style-name="P1" draw:layer="layout" svg:width="1.5cm" svg:height="1.5cm" svg:x="13.5cm" svg:y="1.5cm">
          <text:p text:style-name="P1">3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5cm" svg:height="1.25cm" svg:x="10.6cm" svg:y="3.5cm">
          <draw:text-box>
            <text:p text:style-name="P1">Current Point</text:p>
          </draw:text-box>
        </draw:frame>
        <draw:custom-shape draw:style-name="gr3" draw:text-style-name="P1" draw:layer="layout" svg:width="2.5cm" svg:height="2.5cm" svg:x="9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.5cm" svg:x="4.5cm" svg:y="11.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8cm" svg:y="11.1cm">
          <text:p text:style-name="P1">1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5cm" svg:height="1.25cm" svg:x="1.5cm" svg:y="13.1cm">
          <draw:text-box>
            <text:p text:style-name="P1">Index</text:p>
          </draw:text-box>
        </draw:frame>
        <draw:frame draw:style-name="gr2" draw:text-style-name="P1" draw:layer="layout" svg:width="7.5cm" svg:height="1.25cm" svg:x="10.7cm" svg:y="13.1cm">
          <draw:text-box>
            <text:p text:style-name="P1">Smallest Error</text:p>
          </draw:text-box>
        </draw:frame>
        <draw:frame draw:style-name="gr2" draw:text-style-name="P1" draw:layer="layout" svg:width="7.5cm" svg:height="1.25cm" svg:x="6.5cm" svg:y="9.5cm">
          <draw:text-box>
            <text:p text:style-name="P1">Out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31T23:08:04</meta:creation-date>
    <dc:date>2009-11-03T10:40:02</dc:date>
    <meta:editing-duration>PT00H02M29S</meta:editing-duration>
    <meta:editing-cycles>2</meta:editing-cycles>
    <meta:generator>OpenOffice.org/3.0$Linux OpenOffice.org_project/300m15$Build-937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